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b6c6"/>
    </style:style>
    <style:style style:name="P2" style:family="paragraph" style:parent-style-name="Standard">
      <style:paragraph-properties fo:text-align="justify" style:justify-single-word="false"/>
      <style:text-properties officeooo:rsid="0002b6c6" officeooo:paragraph-rsid="0002b6c6"/>
    </style:style>
    <style:style style:name="T1" style:family="text">
      <style:text-properties officeooo:rsid="0002b6c6"/>
    </style:style>
    <style:style style:name="T2" style:family="text">
      <style:text-properties officeooo:rsid="000481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tab/><text:span text:style-name="T1">Si nous faisons aujourd'hui ce courrier, c'est pour vous informer de la difficulté persistante que certains d'entre nous ont à travailler avec notre collègue de français Christian Delpech.</text:span></text:p>
      <text:p text:style-name="P1"><text:tab/>Nous voulons porter à votre attention les faits suivants :</text:p>
      <text:p text:style-name="P1"/>
      <text:p text:style-name="P1"/>
      <text:p text:style-name="P1"/>
      <text:p text:style-name="P2">- dans le cadre de l'opération « collège au cinéma ». Un mois après mon arrivée dans l'établissement, après avoir discuté de l'organisation de ce dispositif au collège Mathalin avec l'équipe de français, M. Daures m'a informé que C. Delpech s'était plaint de moi. J'avais demandé aux enseignants si les interventions avaient lieu habituellement sur les cours de français. M. Delpech avait crié qu'il n'avait pas besoin de l'intervenante Marie Gayzard. J'avais alors répondu que les interventions pouvaient se faire hors français. C. Delpech a alors affirmé que la lecture de l'image ne se déroulait qu'en français. <text:span text:style-name="T2">J'avais répondu que cela pouvait intéresser d'autres disciplines, l'enseignement de la lecture de l'image pouvant se faire en documentation, langues vivantes, histoire-géographie notamment. </text:span>Par la suite, C. Delpech n'est pas venu par deux fois lors des interventions de Ciné 32 et n'avait pas prévenu les élèves, faisant perdre ainsi deux heures aux élèves et à l'intervenante. <text:span text:style-name="T2">Marianne Renaud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8:01:06</meta:creation-date>
    <dc:date>2015-05-06T09:22:16</dc:date>
    <meta:editing-duration>PT2M26S</meta:editing-duration>
    <meta:editing-cycles>3</meta:editing-cycles>
    <meta:generator>LibreOffice/3.6$MacOSX_x86 LibreOffice_project/f969faf-c24b504-8c77064-174276e-40b382</meta:generator>
    <meta:document-statistic meta:table-count="0" meta:image-count="0" meta:object-count="0" meta:page-count="1" meta:paragraph-count="3" meta:word-count="193" meta:character-count="1258" meta:non-whitespace-character-count="1066"/>
  </office:meta>
</office:document-meta>
</file>